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DC0000020EE85EBDB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9.817cm" svg:x="0cm" svg:y="2.926cm">
          <draw:image xlink:href="Pictures/10000001000005DC0000020EE85EBDB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18T14:38:43.585677400</meta:creation-date>
    <meta:editing-duration>PT3M50S</meta:editing-duration>
    <meta:editing-cycles>2</meta:editing-cycles>
    <meta:generator>LibreOffice/25.2.5.2$Windows_X86_64 LibreOffice_project/03d19516eb2e1dd5d4ccd751a0d6f35f35e08022</meta:generator>
    <dc:date>2025-08-18T14:39:18.537192100</dc:date>
    <meta:document-statistic meta:object-count="24"/>
  </office:meta>
</office:document-meta>
</file>